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7.815cm" fo:margin-left="-0.191cm" fo:margin-top="0cm" fo:margin-bottom="0cm" table:align="left" style:writing-mode="lr-tb"/>
    </style:style>
    <style:style style:name="Table2.A" style:family="table-column">
      <style:table-column-properties style:column-width="10.231cm"/>
    </style:style>
    <style:style style:name="Table2.B" style:family="table-column">
      <style:table-column-properties style:column-width="0.6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0.494cm"/>
    </style:style>
    <style:style style:name="Table2.E" style:family="table-column">
      <style:table-column-properties style:column-width="3.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E1" style:family="table-cell">
      <style:table-cell-properties fo:padding="0.097cm" fo:border="none"/>
    </style:style>
    <style:style style:name="Table2.C3" style:family="table-cell">
      <style:table-cell-properties fo:padding-left="0.191cm" fo:padding-right="0.191cm" fo:padding-top="0.097cm" fo:padding-bottom="0.097cm" fo:border-left="none" fo:border-right="none" fo:border-top="none" fo:border-bottom="0.5pt solid #000000"/>
    </style:style>
    <style:style style:name="Table2.E3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885cm" fo:keep-together="auto"/>
    </style:style>
    <style:style style:name="Table2.C7" style:family="table-cell">
      <style:table-cell-properties style:border-line-width-bottom="0.012cm 0.012cm 0.012cm" fo:padding-left="0.191cm" fo:padding-right="0.191cm" fo:padding-top="0.097cm" fo:padding-bottom="0.097cm" fo:border-left="none" fo:border-right="none" fo:border-top="none" fo:border-bottom="1.05pt double #000000"/>
    </style:style>
    <style:style style:name="Table2.E7" style:family="table-cell">
      <style:table-cell-properties style:border-line-width-bottom="0.012cm 0.012cm 0.012cm" fo:padding="0.097cm" fo:border-left="none" fo:border-right="none" fo:border-top="none" fo:border-bottom="1.05pt double #000000"/>
    </style:style>
    <style:style style:name="Table2.B20" style:family="table-cell">
      <style:table-cell-properties style:vertical-align="bottom" fo:padding-left="0.191cm" fo:padding-right="0.191cm" fo:padding-top="0cm" fo:padding-bottom="0cm" fo:border="none"/>
    </style:style>
    <style:style style:name="Table2.C20" style:family="table-cell">
      <style:table-cell-properties style:vertical-align="bottom" style:border-line-width-bottom="0.018cm 0.018cm 0.018cm" fo:padding-left="0.191cm" fo:padding-right="0.191cm" fo:padding-top="0.097cm" fo:padding-bottom="0.097cm" fo:border-left="none" fo:border-right="none" fo:border-top="none" fo:border-bottom="1.5pt double #000000"/>
    </style:style>
    <style:style style:name="Table2.E20" style:family="table-cell">
      <style:table-cell-properties style:vertical-align="bottom" style:border-line-width-bottom="0.018cm 0.018cm 0.018cm" fo:padding="0.097cm" fo:border-left="none" fo:border-right="none" fo:border-top="none" fo:border-bottom="1.5pt double #000000"/>
    </style:style>
    <style:style style:name="Table3" style:family="table">
      <style:table-properties style:width="17.498cm" fo:margin-left="0.081cm" fo:margin-top="0cm" fo:margin-bottom="0cm" table:align="left" style:writing-mode="lr-tb"/>
    </style:style>
    <style:style style:name="Table3.A" style:family="table-column">
      <style:table-column-properties style:column-width="7.091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2.999cm"/>
    </style:style>
    <style:style style:name="Table3.D" style:family="table-column">
      <style:table-column-properties style:column-width="0.6cm"/>
    </style:style>
    <style:style style:name="Table3.E" style:family="table-column">
      <style:table-column-properties style:column-width="3.1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E20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/>
    </style:style>
    <style:style style:name="Table4" style:family="table">
      <style:table-properties style:width="17.805cm" fo:margin-left="-0.191cm" fo:margin-top="0cm" fo:margin-bottom="0cm" table:align="left" style:writing-mode="lr-tb"/>
    </style:style>
    <style:style style:name="Table4.A" style:family="table-column">
      <style:table-column-properties style:column-width="10.901cm"/>
    </style:style>
    <style:style style:name="Table4.B" style:family="table-column">
      <style:table-column-properties style:column-width="0.6cm"/>
    </style:style>
    <style:style style:name="Table4.C" style:family="table-column">
      <style:table-column-properties style:column-width="2.893cm"/>
    </style:style>
    <style:style style:name="Table4.E" style:family="table-column">
      <style:table-column-properties style:column-width="2.81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.C9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e4.C1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none" fo:border-bottom="1.5pt double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3b59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868d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en" fo:country="US" style:font-size-asian="16pt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d0c7c" style:font-size-asian="14pt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868d8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2223a6" style:font-size-asian="14pt" style:font-name-complex="Calibri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size-asian="14pt" style:font-name-complex="Calibri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eaf45" style:font-size-asian="14pt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90fac" style:font-size-asian="14pt" style:font-name-complex="Calibri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1bb07c" officeooo:paragraph-rsid="001bb07c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85742" officeooo:paragraph-rsid="00385742" style:font-size-asian="14pt" style:font-name-complex="Calibri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1d42e7" officeooo:paragraph-rsid="001868d8" style:font-size-asian="14pt" style:font-name-complex="Calibri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36e5d1" style:font-size-asian="14pt" style:font-name-complex="Calibri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9d74" officeooo:paragraph-rsid="00379d74" style:font-size-asian="14pt" style:font-name-complex="Calibri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name-asian="PMingLiU" style:font-size-asian="14pt" style:language-asian="zh" style:country-asian="TW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ize="12pt" officeooo:paragraph-rsid="00190fac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.423cm" style:auto-text-indent="false"/>
      <style:text-properties fo:font-size="14pt" fo:language="en" fo:country="US" officeooo:paragraph-rsid="00190fac" style:font-size-asian="14pt" style:font-name-complex="Calibri1" style:font-size-complex="14pt"/>
    </style:style>
    <style:style style:name="P3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en" fo:country="US" style:font-size-asian="14pt" style:font-name-complex="Calibri1" style:font-size-complex="14pt"/>
    </style:style>
    <style:style style:name="P37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347714" style:font-size-asian="14pt" style:font-name-complex="Calibri1" style:font-size-complex="14pt"/>
    </style:style>
    <style:style style:name="P3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d2218" style:font-size-asian="14pt" style:font-name-complex="Calibri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3f112b" style:font-size-asian="14pt" style:font-name-complex="Calibri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3d2218" style:font-size-asian="14pt" style:font-name-complex="Calibri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3d2218" style:font-size-asian="14pt" style:font-name-complex="Calibri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f112b" officeooo:paragraph-rsid="003f112b" style:font-size-asian="14pt" style:font-name-complex="Calibri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officeooo:paragraph-rsid="003f112b" style:font-size-asian="14pt" style:font-name-complex="Calibri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paragraph-rsid="003d2218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d2218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line-through-style="solid" style:text-line-through-type="single" fo:font-size="14pt" fo:language="en" fo:country="US" officeooo:paragraph-rsid="003d2218" style:font-size-asian="14pt" style:font-name-complex="Calibri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T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officeooo:rsid="0014ab76" style:font-size-asian="16pt" style:font-name-complex="Times New Roman1" style:font-size-complex="16pt"/>
    </style:style>
    <style:style style:name="T5" style:family="text">
      <style:text-properties fo:font-size="14pt" fo:language="en" fo:country="US" style:font-size-asian="14pt" style:font-name-complex="Calibri1" style:font-size-complex="14pt"/>
    </style:style>
    <style:style style:name="T6" style:family="text">
      <style:text-properties fo:font-size="14pt" fo:language="en" fo:country="US" officeooo:rsid="0014ab76" style:font-size-asian="14pt" style:font-name-complex="Calibri1" style:font-size-complex="14pt"/>
    </style:style>
    <style:style style:name="T7" style:family="text">
      <style:text-properties fo:font-size="14pt" fo:language="en" fo:country="US" officeooo:rsid="00152c25" style:font-size-asian="14pt" style:font-name-complex="Calibri1" style:font-size-complex="14pt"/>
    </style:style>
    <style:style style:name="T8" style:family="text">
      <style:text-properties fo:font-size="14pt" fo:language="en" fo:country="US" officeooo:rsid="00170d06" style:font-size-asian="14pt" style:font-name-complex="Calibri1" style:font-size-complex="14pt"/>
    </style:style>
    <style:style style:name="T9" style:family="text">
      <style:text-properties fo:font-size="14pt" fo:language="en" fo:country="US" officeooo:rsid="002d424d" style:font-size-asian="14pt" style:font-name-complex="Calibri1" style:font-size-complex="14pt"/>
    </style:style>
    <style:style style:name="T10" style:family="text">
      <style:text-properties fo:font-size="14pt" fo:language="en" fo:country="US" officeooo:rsid="00319ab3" style:font-size-asian="14pt" style:font-name-complex="Calibri1" style:font-size-complex="14pt"/>
    </style:style>
    <style:style style:name="T11" style:family="text"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T12" style:family="text">
      <style:text-properties fo:font-size="14pt" fo:language="en" fo:country="US" style:text-underline-style="solid" style:text-underline-width="auto" style:text-underline-color="font-color" officeooo:rsid="00418893" style:font-size-asian="14pt" style:font-name-complex="Calibri1" style:font-size-complex="14pt"/>
    </style:style>
    <style:style style:name="T13" style:family="text"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T14" style:family="text">
      <style:text-properties style:text-position="super 58%" fo:font-size="14pt" fo:language="en" fo:country="US" style:font-size-asian="14pt" style:font-name-complex="Calibri1" style:font-size-complex="14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language="en" fo:country="US" style:font-name-complex="Calibri1"/>
    </style:style>
    <style:style style:name="T17" style:family="text">
      <style:text-properties fo:language="en" fo:country="US" style:text-underline-style="solid" style:text-underline-width="auto" style:text-underline-color="font-color" style:font-name-complex="Calibri1"/>
    </style:style>
    <style:style style:name="T18" style:family="text">
      <style:text-properties officeooo:rsid="003bcd50"/>
    </style:style>
    <style:style style:name="T19" style:family="text">
      <style:text-properties officeooo:rsid="003f112b"/>
    </style:style>
    <style:style style:name="T20" style:family="text">
      <style:text-properties officeooo:rsid="004188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USBONG SOCIAL SYSTEMS, INC.</text:p>
      <text:p text:style-name="P9">2 E. Manalo (formerly, E. Rodriguez) Avenue</text:p>
      <text:p text:style-name="P2"><text:span text:style-name="T1">Sto. N</text:span><text:span text:style-name="T2">iño, Marikina Cit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8">FINANCIAL STATE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8"/>
      <text:p text:style-name="P2"><text:span text:style-name="T3">December 31, 20</text:span><text:span text:style-name="T4">20</text:span></text:p>
      <text:p text:style-name="P8"/>
      <text:p text:style-name="P8"/>
      <text:p text:style-name="P8"/>
      <text:p text:style-name="P8"/>
      <text:p text:style-name="P8"/>
      <text:p text:style-name="P8"/>
      <text:p text:style-name="P8">(In Philippine Peso)</text:p>
      <text:p text:style-name="P8"/>
      <text:p text:style-name="P8"/>
      <text:p text:style-name="P8"/>
      <text:p text:style-name="P8"/>
      <text:p text:style-name="P11"><text:soft-page-break/>USBONG SOCIAL SYSTEMS, INC.</text:p>
      <text:p text:style-name="P11">BALANCE SHEET</text:p>
      <text:p text:style-name="P2"><text:span text:style-name="T5">DECEMBER 31, 20</text:span><text:span text:style-name="T6">20</text:span></text:p>
      <text:p text:style-name="P2"><text:span text:style-name="T5">(WITH COMPARATIVE FIGURES FOR 201</text:span><text:span text:style-name="T6">9</text:span><text:span text:style-name="T5">)</text:span></text:p>
      <text:p text:style-name="P11"><text:bookmark-start text:name="__DdeLink__1014_3743568626"/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1"><text:s text:c="5"/><text:span text:style-name="T15">ASSETS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5">20</text:span><text:span text:style-name="T9">20</text:span></text:p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1">2019</text:p>
          </table:table-cell>
        </table:table-row>
        <table:table-row table:style-name="Table2.1">
          <table:table-cell table:style-name="Table2.A1" office:value-type="string">
            <text:p text:style-name="P19">CURRENT ASSETS: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<text:bookmark text:name="__DdeLink__1052_3743568626"/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9"><text:s text:c="5"/><text:bookmark-start text:name="__DdeLink__1000_374356862611"/>Cash in Book<text:bookmark-end text:name="__DdeLink__1000_374356862611"/></text:p>
          </table:table-cell>
          <table:table-cell table:style-name="Table2.A1" office:value-type="string">
            <text:p text:style-name="P20">₱</text:p>
          </table:table-cell>
          <table:table-cell table:style-name="Table2.C3" office:value-type="string">
            <text:p text:style-name="P25">TO-DO</text:p>
          </table:table-cell>
          <table:table-cell table:style-name="Table2.A1" office:value-type="string">
            <text:p text:style-name="P14">₱</text:p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1">OTHER ASSET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1"/>
          </table:table-cell>
        </table:table-row>
        <table:table-row table:style-name="Table2.5">
          <table:table-cell table:style-name="Table2.A1" office:value-type="string">
            <text:p text:style-name="P31"><text:s text:c="5"/>Library Books</text:p>
          </table:table-cell>
          <table:table-cell table:style-name="Table2.A1" office:value-type="string">
            <text:p text:style-name="P4"/>
          </table:table-cell>
          <table:table-cell table:style-name="Table2.C3" office:value-type="string">
            <text:p text:style-name="P26"/>
          </table:table-cell>
          <table:table-cell table:style-name="Table2.A1" office:value-type="string">
            <text:p text:style-name="P11"/>
          </table:table-cell>
          <table:table-cell table:style-name="Table2.E3" office:value-type="string"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>TOTAL ASSETS</text:p>
          </table:table-cell>
          <table:table-cell table:style-name="Table2.A1" office:value-type="string">
            <text:p text:style-name="P17"/>
          </table:table-cell>
          <table:table-cell table:style-name="Table2.C7" office:value-type="string">
            <text:p text:style-name="P17"/>
          </table:table-cell>
          <table:table-cell table:style-name="Table2.A1" office:value-type="string">
            <text:p text:style-name="P11"/>
          </table:table-cell>
          <table:table-cell table:style-name="Table2.E7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3"><text:span text:style-name="T16"><text:s text:c="5"/></text:span><text:span text:style-name="T17">LIABILITIES AND STOCKHOLDERS’ EQUITY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22">CURRENT LIABILITIE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22"><text:s text:c="5"/>Income Tax Payable <text:s text:c="4"/>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<text:s text:c="5"/>Advances from Stockholder</text:p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3">TOTAL</text:p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1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STOCKHOLDERS’ EQUITY</text:p>
            <text:p text:style-name="P35"><text:s/>Capital Stock - ₱1,000 per value</text:p>
            <text:p text:style-name="P35"><text:s/>Authorized = 5 shares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<text:s text:c="5"/>Issued and paid-up capital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22"><text:s text:c="5"/>Add: Retained earnings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<text:s text:c="5"/>Net Income (Loss) for the year</text:p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5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<text:s text:c="5"/>TOTAL</text:p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5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22">TOTAL LIABILITIES AND STOCKHOLDERS’ EQUITY</text:p>
          </table:table-cell>
          <table:table-cell table:style-name="Table2.B20" office:value-type="string">
            <text:p text:style-name="P13">₱</text:p>
          </table:table-cell>
          <table:table-cell table:style-name="Table2.C20" office:value-type="string">
            <text:p text:style-name="P18"/>
          </table:table-cell>
          <table:table-cell table:style-name="Table2.B20" office:value-type="string">
            <text:p text:style-name="P13">₱</text:p>
          </table:table-cell>
          <table:table-cell table:style-name="Table2.E20" office:value-type="string">
            <text:p text:style-name="P18"/>
          </table:table-cell>
        </table:table-row>
      </table:table>
      <text:p text:style-name="P11"/>
      <text:p text:style-name="P11"/>
      <text:p text:style-name="P11"><text:bookmark-end text:name="__DdeLink__1014_3743568626"/></text:p>
      <text:p text:style-name="P11"/>
      <text:p text:style-name="P11"/>
      <text:p text:style-name="P12"><text:soft-page-break/>USBONG SOCIAL SYSTEMS, INC.</text:p>
      <text:p text:style-name="P12">INCOME STATEMENT</text:p>
      <text:p text:style-name="P3"><text:span text:style-name="T5">FOR THE YEAR ENDED DECEMBER 31, 20</text:span><text:span text:style-name="T7">20</text:span></text:p>
      <text:p text:style-name="P3"><text:span text:style-name="T5">(</text:span><text:span text:style-name="T8">FIF</text:span><text:span text:style-name="T7">TH</text:span><text:span text:style-name="T5"> YEAR OF OPERATION)</text:span></text:p>
      <text:p text:style-name="P12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8"><text:bookmark-start text:name="__DdeLink__2353_3857452490"/><text:span text:style-name="T11">20</text:span><text:bookmark-end text:name="__DdeLink__2353_3857452490"/><text:span text:style-name="T12">20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6">201<text:span text:style-name="T20">9</text:span></text:p>
          </table:table-cell>
        </table:table-row>
        <table:table-row table:style-name="Table4.1">
          <table:table-cell table:style-name="Table4.A1" office:value-type="string">
            <text:p text:style-name="P43">GROSS RECEIPTS</text:p>
          </table:table-cell>
          <table:table-cell table:style-name="Table4.A1" office:value-type="string">
            <text:p text:style-name="P44"><text:bookmark-start text:name="__DdeLink__2355_3857452490"/>₱<text:bookmark-end text:name="__DdeLink__2355_3857452490"/></text:p>
          </table:table-cell>
          <table:table-cell table:style-name="Table4.C2" office:value-type="string">
            <text:p text:style-name="P45"/>
          </table:table-cell>
          <table:table-cell table:style-name="Table4.A1" office:value-type="string">
            <text:p text:style-name="P41">₱</text:p>
          </table:table-cell>
          <table:table-cell table:style-name="Table4.C2" office:value-type="string">
            <text:p text:style-name="P45"/>
          </table:table-cell>
        </table:table-row>
        <table:table-row table:style-name="Table4.1">
          <table:table-cell table:style-name="Table4.A1" office:value-type="string">
            <text:p text:style-name="P43"/>
            <text:p text:style-name="P43">LESS: OPERATING EXPENSES</text:p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7"><text:span text:style-name="T5"><text:s text:c="5"/></text:span><text:span text:style-name="T13">Salary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7"><text:span text:style-name="T5"><text:s text:c="5"/></text:span><text:span text:style-name="T13">SSS, PhilHealth, Pag-Ibig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7"><text:span text:style-name="T5"><text:s text:c="5"/></text:span><text:span text:style-name="T13">Miscellaneous</text:span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3"><text:s text:c="5"/>Office Supplies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3"><text:s text:c="5"/>Taxes and Licenses</text:p>
          </table:table-cell>
          <table:table-cell table:style-name="Table4.A1" office:value-type="string">
            <text:p text:style-name="P40"/>
          </table:table-cell>
          <table:table-cell table:style-name="Table4.C2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C2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43"><text:s text:c="5"/>TOTAL</text:p>
          </table:table-cell>
          <table:table-cell table:style-name="Table4.A1" office:value-type="string">
            <text:p text:style-name="P40"/>
          </table:table-cell>
          <table:table-cell table:style-name="Table4.C9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C9" office:value-type="string">
            <text:p text:style-name="P42"/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3">NET INCOME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3">LESS: Provision for Income Tax</text:p>
          </table:table-cell>
          <table:table-cell table:style-name="Table4.A1" office:value-type="string">
            <text:p text:style-name="P40"/>
          </table:table-cell>
          <table:table-cell table:style-name="Table4.C2" office:value-type="string">
            <text:p text:style-name="P40"/>
          </table:table-cell>
          <table:table-cell table:style-name="Table4.A1" office:value-type="string">
            <text:p text:style-name="P40"/>
          </table:table-cell>
          <table:table-cell table:style-name="Table4.C2" office:value-type="string">
            <text:p text:style-name="P40"/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2"/>
          </table:table-cell>
          <table:table-cell table:style-name="Table4.A1" office:value-type="string">
            <text:p text:style-name="P40"/>
          </table:table-cell>
          <table:table-cell table:style-name="Table4.C3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3">NET INCOME AFTER TAX</text:p>
          </table:table-cell>
          <table:table-cell table:style-name="Table4.A1" office:value-type="string">
            <text:p text:style-name="P40">₱</text:p>
          </table:table-cell>
          <table:table-cell table:style-name="Table4.C14" office:value-type="string">
            <text:p text:style-name="P42"/>
          </table:table-cell>
          <table:table-cell table:style-name="Table4.A1" office:value-type="string">
            <text:p text:style-name="P40">₱</text:p>
          </table:table-cell>
          <table:table-cell table:style-name="Table4.C14" office:value-type="string">
            <text:p text:style-name="P40"/>
          </table:table-cell>
        </table:table-row>
      </table:table>
      <text:p text:style-name="P3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bookmark-start text:name="__DdeLink__2326_3857452490"/><text:soft-page-break/>USBONG SOCIAL SYSTEMS, INC.</text:p>
      <text:p text:style-name="P10">NOTES TO FINANCIAL STATEMENTS</text:p>
      <text:p text:style-name="P1"><text:span text:style-name="T5">DECEMBER 31, 20</text:span><text:span text:style-name="T10">20</text:span></text:p>
      <text:p text:style-name="P10"/>
      <text:p text:style-name="P10">1. BUSINESS INFORMATION</text:p>
      <text:p text:style-name="P10"><text:tab/></text:p>
      <text:p text:style-name="P36">Usbong Social Systems, Inc. is a corporation engaged in software development. It was registered on Nov. 24, 2014 under SEC Certificate No. CS201422905. The company is a non-vat registered enterprise and is subject to percentage tax.</text:p>
      <text:p text:style-name="P10"/>
      <text:p text:style-name="P10">2. TAXES, LICENSES AND OTHER TAXES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0">KIND OF TAX</text:p>
          </table:table-cell>
          <table:table-cell table:style-name="Table3.A1" office:value-type="string">
            <text:p text:style-name="P37">DATE PAID</text:p>
          </table:table-cell>
          <table:table-cell table:style-name="Table3.A1" office:value-type="string">
            <text:p text:style-name="P30">OR #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0">AMOUNT PAID</text:p>
          </table:table-cell>
        </table:table-row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</table:table-row>
        <table:table-row table:style-name="Table3.1">
          <table:table-cell table:style-name="Table3.A1" office:value-type="string">
            <text:p text:style-name="P10">Community Tax Certificate</text:p>
          </table:table-cell>
          <table:table-cell table:style-name="Table3.A1" office:value-type="string">
            <text:p text:style-name="P27">202<text:span text:style-name="T18">0</text:span>-01-<text:span text:style-name="T18">16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₱</text:p>
          </table:table-cell>
          <table:table-cell table:style-name="Table3.A1" office:value-type="string">
            <text:p text:style-name="P28">TO-DO</text:p>
          </table:table-cell>
        </table:table-row>
        <table:table-row table:style-name="Table3.1">
          <table:table-cell table:style-name="Table3.A1" office:value-type="string">
            <text:p text:style-name="P10">Barangay Clearanc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Business Tax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Mayor’s Permit Fe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Sanitary Inspection Fe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Sanitary Permit Fe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Garbage Fe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Fire Inspection Fee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Plate/Sticker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1</text:span><text:span text:style-name="T14">st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2</text:span><text:span text:style-name="T14">nd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3</text:span><text:span text:style-name="T14">rd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4</text:span><text:span text:style-name="T14">th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1</text:span><text:span text:style-name="T14">st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2</text:span><text:span text:style-name="T14">nd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3</text:span><text:span text:style-name="T14">rd</text:span><text:span text:style-name="T5">)</text:span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BIR Certificate of Registration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TOTAL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₱</text:p>
          </table:table-cell>
          <table:table-cell table:style-name="Table3.E20" office:value-type="string">
            <text:p text:style-name="P15"/>
          </table:table-cell>
        </table:table-row>
      </table:table>
      <text:p text:style-name="P10"><text:bookmark-end text:name="__DdeLink__2326_3857452490"/></text:p>
      <text:p text:style-name="P1"/>
      <text:p text:style-name="P34"><text:soft-page-break/></text:p>
      <text:p text:style-name="P34">TO-DO: -ADD: TREASURER’S CERTIFIC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53</meta:editing-cycles>
    <meta:creation-date>2020-05-31T07:50:00</meta:creation-date>
    <dc:date>2021-04-01T17:20:31.988798206</dc:date>
    <meta:editing-duration>PT2H2M5S</meta:editing-duration>
    <meta:generator>LibreOffice/6.4.6.2$Linux_X86_64 LibreOffice_project/40$Build-2</meta:generator>
    <meta:document-statistic meta:table-count="3" meta:image-count="0" meta:object-count="0" meta:page-count="5" meta:paragraph-count="91" meta:word-count="278" meta:character-count="1858" meta:non-whitespace-character-count="15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